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6pt" officeooo:rsid="00011694" officeooo:paragraph-rsid="00011694" style:font-size-asian="26pt" style:font-size-complex="26pt"/>
    </style:style>
    <style:style style:name="P2" style:family="paragraph" style:parent-style-name="Standard">
      <style:text-properties fo:font-size="26pt" officeooo:rsid="00011694" officeooo:paragraph-rsid="000ca270" style:font-size-asian="26pt" style:font-size-complex="26pt"/>
    </style:style>
    <style:style style:name="P3" style:family="paragraph" style:parent-style-name="Standard">
      <style:text-properties fo:font-size="26pt" officeooo:rsid="0003250c" officeooo:paragraph-rsid="0003250c" style:font-size-asian="26pt" style:font-size-complex="26pt"/>
    </style:style>
    <style:style style:name="P4" style:family="paragraph" style:parent-style-name="Standard">
      <style:text-properties fo:font-size="26pt" officeooo:rsid="00037875" officeooo:paragraph-rsid="00037875" style:font-size-asian="26pt" style:font-size-complex="26pt"/>
    </style:style>
    <style:style style:name="P5" style:family="paragraph" style:parent-style-name="Standard">
      <style:text-properties fo:font-size="26pt" officeooo:rsid="000704e6" officeooo:paragraph-rsid="000704e6" style:font-size-asian="26pt" style:font-size-complex="26pt"/>
    </style:style>
    <style:style style:name="P6" style:family="paragraph" style:parent-style-name="Standard">
      <style:text-properties fo:font-size="26pt" officeooo:rsid="0009836a" officeooo:paragraph-rsid="0009836a" style:font-size-asian="26pt" style:font-size-complex="26pt"/>
    </style:style>
    <style:style style:name="P7" style:family="paragraph" style:parent-style-name="Standard">
      <style:text-properties fo:font-size="26pt" officeooo:rsid="0011c97d" officeooo:paragraph-rsid="0011c97d" style:font-size-asian="26pt" style:font-size-complex="26pt"/>
    </style:style>
    <style:style style:name="P8" style:family="paragraph" style:parent-style-name="Standard">
      <style:text-properties fo:font-size="26pt" officeooo:rsid="001a41ca" officeooo:paragraph-rsid="001a41ca" style:font-size-asian="26pt" style:font-size-complex="26pt"/>
    </style:style>
    <style:style style:name="P9" style:family="paragraph" style:parent-style-name="Standard">
      <style:text-properties fo:font-size="26pt" officeooo:rsid="001b428f" officeooo:paragraph-rsid="001b428f" style:font-size-asian="26pt" style:font-size-complex="26pt"/>
    </style:style>
    <style:style style:name="T1" style:family="text">
      <style:text-properties officeooo:rsid="0003250c"/>
    </style:style>
    <style:style style:name="T2" style:family="text">
      <style:text-properties officeooo:rsid="00054c00"/>
    </style:style>
    <style:style style:name="T3" style:family="text">
      <style:text-properties officeooo:rsid="0006b7a7"/>
    </style:style>
    <style:style style:name="T4" style:family="text">
      <style:text-properties officeooo:rsid="0009836a"/>
    </style:style>
    <style:style style:name="T5" style:family="text">
      <style:text-properties officeooo:rsid="000ca270"/>
    </style:style>
    <style:style style:name="T6" style:family="text">
      <style:text-properties officeooo:rsid="001968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y <text:s/>Leran C </text:p>
      <text:p text:style-name="P1">操作系统</text:p>
      <text:p text:style-name="P1">网络协议</text:p>
      <text:p text:style-name="P1">物联网</text:p>
      <text:p text:style-name="P1">编译器</text:p>
      <text:p text:style-name="P1"/>
      <text:p text:style-name="P1">命令提示符<text:span text:style-name="T1">：输入命令之前的第一行</text:span></text:p>
      <text:p text:style-name="P1">ls<text:span text:style-name="T1">：用于列出当前我们所在的某一个计算机存储位置中的所有文件和目录。</text:span></text:p>
      <text:p text:style-name="P3">gcc -o program main.c：表示将main编译成名为program的可执行程序文件。</text:p>
      <text:p text:style-name="P3">./表示当前所在位置的目录，用来运行自己编译的程序。</text:p>
      <text:p text:style-name="P3"/>
      <text:p text:style-name="P4">Vim：三种模式，编辑方式、命令方式、插入方式。</text:p>
      <text:p text:style-name="P4">编辑方式下有一些命令要以/开始<text:span text:style-name="T2">，如查找字符串。</text:span></text:p>
      <text:p text:style-name="P4"><text:span text:style-name="T5">1、</text:span>u代表撤销最近修改<text:span text:style-name="T4">。</text:span></text:p>
      <text:p text:style-name="P6"><text:soft-page-break/><text:span text:style-name="T5">2、</text:span>shift+v代表复制，复制完成后相同按键结束，按p粘贴。</text:p>
      <text:p text:style-name="P6"><text:span text:style-name="T5">3、</text:span>d+数字代表删除多少行。</text:p>
      <text:p text:style-name="P6"/>
      <text:p text:style-name="P4">在编辑模式下按下<text:span text:style-name="T2">：就进入命令方式。</text:span></text:p>
      <text:p text:style-name="P2">命令方式下<text:span text:style-name="T2">，所有命令都以：开始。</text:span></text:p>
      <text:p text:style-name="P2"><text:span text:style-name="T5">1、:q代表推出，:w代表存盘。</text:span></text:p>
      <text:p text:style-name="P1">按下i进入插入方式<text:span text:style-name="T3">，按下esc就可以回到命令状态。</text:span></text:p>
      <text:p text:style-name="P1"/>
      <text:p text:style-name="P7">EP01</text:p>
      <text:p text:style-name="P5">（1000/15）×15取得1000内最大的15的倍数。</text:p>
      <text:p text:style-name="P7">EP02</text:p>
      <text:p text:style-name="P7">Fibonacci数列</text:p>
      <text:p text:style-name="P7">也可以往前生成</text:p>
      <text:p text:style-name="P7">f(n-2) = f(n) – f(n-2).</text:p>
      <text:p text:style-name="P7">判断一个数为偶数可以用<text:span text:style-name="T6">if(b&amp;1==0)</text:span></text:p>
      <text:p text:style-name="P8">循环数组</text:p>
      <text:p text:style-name="P8"/>
      <text:p text:style-name="P9"><text:soft-page-break/>factor因子</text:p>
      <text:p text:style-name="P9">prime factor 质因子</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1:33:36.203457250</meta:creation-date>
    <dc:date>2018-07-20T16:17:38.012181317</dc:date>
    <meta:editing-duration>PT1H21M13S</meta:editing-duration>
    <meta:editing-cycles>10</meta:editing-cycles>
    <meta:generator>LibreOffice/5.1.6.2$Linux_X86_64 LibreOffice_project/10m0$Build-2</meta:generator>
    <meta:document-statistic meta:table-count="0" meta:image-count="0" meta:object-count="0" meta:page-count="3" meta:paragraph-count="28" meta:word-count="336" meta:character-count="457" meta:non-whitespace-character-count="444"/>
  </office:meta>
</office:document-meta>
</file>